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b42e" officeooo:paragraph-rsid="0016b42e"/>
    </style:style>
    <style:style style:name="P2" style:family="paragraph" style:parent-style-name="Standard" style:list-style-name="L1">
      <style:text-properties officeooo:rsid="0016b42e" officeooo:paragraph-rsid="0016b4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rs list</text:h>
      <text:p text:style-name="Text_20_body"><text:text-input text:description="">#foreach($result in $results)</text:text-input></text:p>
      <text:list xml:id="list2329770124258206636" text:style-name="L1">
        <text:list-item>
          <text:p text:style-name="P2"><text:text-input text:description="">$result.FIRST_NAME</text:text-input> <text:text-input text:description="">$result.LAST_NAME</text:text-input></text:p>
        </text:list-item>
      </text:list>
      <text:p text:style-name="P1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57S</meta:editing-duration>
    <meta:editing-cycles>4</meta:editing-cycles>
    <meta:generator>LibreOffice/4.1.0.4$Windows_x86 LibreOffice_project/89ea49ddacd9aa532507cbf852f2bb22b1ace28</meta:generator>
    <dc:date>2016-06-24T09:18:56.007000000</dc:date>
    <meta:document-statistic meta:table-count="0" meta:image-count="0" meta:object-count="0" meta:page-count="1" meta:paragraph-count="4" meta:word-count="9" meta:character-count="81" meta:non-whitespace-character-count="77"/>
    <meta:user-defined meta:name="Info 1"/>
    <meta:user-defined meta:name="Info 2"/>
    <meta:user-defined meta:name="Info 3"/>
    <meta:user-defined meta:name="Info 4"/>
  </office:meta>
</office:document-meta>
</file>